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" svg:font-family="'Times New Roma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5.106cm"/>
    </style:style>
    <style:style style:name="Table1.D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officeooo:rsid="000c5d79" officeooo:paragraph-rsid="000c5d79"/>
    </style:style>
    <style:style style:name="P2" style:family="paragraph" style:parent-style-name="Table_20_Contents">
      <style:paragraph-properties fo:text-align="center" style:justify-single-word="false"/>
      <style:text-properties officeooo:rsid="000c5d79" officeooo:paragraph-rsid="000c5d79"/>
    </style:style>
    <style:style style:name="P3" style:family="paragraph" style:parent-style-name="Standard">
      <style:text-properties fo:language="pt" fo:country="BR" loext:padding="0cm" loext:border="none"/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paragraph-properties fo:margin-top="0cm" fo:margin-bottom="0cm" loext:contextual-spacing="false" fo:break-before="page" fo:padding="0cm" fo:border="none"/>
      <style:text-properties style:font-name="Times New Roma" fo:font-size="12pt" fo:language="pt" fo:country="BR" fo:font-weight="bold" fo:background-color="transparent" style:font-size-asian="12pt" style:font-weight-asian="bold" style:font-size-complex="12pt" style:font-weight-complex="bold" loext:padding="0cm" loext:border="none"/>
    </style:style>
    <style:style style:name="P7" style:family="paragraph" style:parent-style-name="Text_20_body" style:list-style-name="L1">
      <style:paragraph-properties fo:margin-top="0cm" fo:margin-bottom="0cm" loext:contextual-spacing="false" fo:padding="0cm" fo:border="none"/>
      <style:text-properties style:font-name="Times New Roma" fo:font-size="12pt" fo:language="pt" fo:country="BR" fo:font-weight="bold" style:font-size-asian="12pt" style:font-weight-asian="bold" style:font-size-complex="12pt" style:font-weight-complex="bold" loext:padding="0cm" loext:border="none"/>
    </style:style>
    <style:style style:name="P8" style:family="paragraph" style:parent-style-name="Text_20_body" style:list-style-name="L1">
      <style:paragraph-properties fo:margin-top="0cm" fo:margin-bottom="0cm" loext:contextual-spacing="false" fo:padding="0cm" fo:border="none"/>
      <style:text-properties style:font-name="Times New Roma" fo:font-size="12pt" fo:language="pt" fo:country="BR" fo:font-weight="bold" fo:background-color="transparent" style:font-size-asian="12pt" style:font-weight-asian="bold" style:font-size-complex="12pt" style:font-weight-complex="bold" loext:padding="0cm" loext:border="none"/>
    </style:style>
    <style:style style:name="P9" style:family="paragraph" style:parent-style-name="Text_20_body" style:list-style-name="L1">
      <style:paragraph-properties fo:margin-top="0cm" fo:margin-bottom="0cm" loext:contextual-spacing="false" fo:padding="0cm" fo:border="none"/>
      <style:text-properties style:font-name="Times New Roma" fo:font-size="12pt" fo:language="pt" fo:country="BR" fo:font-weight="normal" style:font-size-asian="12pt" style:font-weight-asian="normal" style:font-size-complex="12pt" style:font-weight-complex="normal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pt" fo:country="BR" fo:font-weight="bold" officeooo:paragraph-rsid="000c5d79" style:font-weight-asian="bold" style:font-weight-complex="bold" loext:padding="0cm" loext:border="non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" fo:font-size="12pt" officeooo:rsid="0010cefc" officeooo:paragraph-rsid="0010cefc" style:font-size-asian="12pt" style:font-size-complex="12pt"/>
    </style:style>
    <style:style style:name="P12" style:family="paragraph" style:parent-style-name="Table_20_Contents" style:list-style-name="L2">
      <style:paragraph-properties fo:text-align="start" style:justify-single-word="false"/>
      <style:text-properties style:font-name="Times New Roma" fo:font-size="12pt" officeooo:rsid="0010cefc" officeooo:paragraph-rsid="0010cef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" fo:font-size="12pt" officeooo:rsid="001273b9" officeooo:paragraph-rsid="001273b9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" fo:font-size="12pt" officeooo:rsid="00146620" officeooo:paragraph-rsid="00146620" style:font-size-asian="12pt" style:font-size-complex="12pt"/>
    </style:style>
    <style:style style:name="P15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46620" officeooo:paragraph-rsid="00146620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" fo:font-size="12pt" officeooo:rsid="0015a3ff" officeooo:paragraph-rsid="0015a3ff" style:font-size-asian="12pt" style:font-size-complex="12pt"/>
    </style:style>
    <style:style style:name="P17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5a3ff" officeooo:paragraph-rsid="0015a3f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" fo:font-size="12pt" officeooo:rsid="0017d839" officeooo:paragraph-rsid="0017d839" style:font-size-asian="12pt" style:font-size-complex="12pt"/>
    </style:style>
    <style:style style:name="P19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7d839" officeooo:paragraph-rsid="0017d83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" fo:font-size="12pt" officeooo:rsid="001a2157" officeooo:paragraph-rsid="001a2157" style:font-size-asian="12pt" style:font-size-complex="12pt"/>
    </style:style>
    <style:style style:name="P21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a2157" officeooo:paragraph-rsid="001a215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" fo:font-size="12pt" officeooo:rsid="001ba0af" officeooo:paragraph-rsid="001ba0af" style:font-size-asian="12pt" style:font-size-complex="12pt"/>
    </style:style>
    <style:style style:name="P23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ba0af" officeooo:paragraph-rsid="001ba0a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" fo:font-size="12pt" officeooo:rsid="001d53d8" officeooo:paragraph-rsid="001d53d8" style:font-size-asian="12pt" style:font-size-complex="12pt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Times New Roma" fo:font-size="12pt" officeooo:rsid="001d53d8" officeooo:paragraph-rsid="001d53d8" style:font-size-asian="12pt" style:font-size-complex="12pt"/>
    </style:style>
    <style:style style:name="P26" style:family="paragraph" style:parent-style-name="Table_20_Contents" style:list-style-name="L2">
      <style:paragraph-properties fo:text-align="start" style:justify-single-word="false"/>
      <style:text-properties style:font-name="Times New Roma" fo:font-size="12pt" officeooo:rsid="001d53d8" officeooo:paragraph-rsid="001d53d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" fo:font-size="12pt" fo:font-weight="bold" officeooo:rsid="0010cefc" officeooo:paragraph-rsid="0010cefc" style:font-size-asian="12pt" style:font-weight-asian="bold" style:font-size-complex="12pt" style:font-weight-complex="bold"/>
    </style:style>
    <style:style style:name="T1" style:family="text">
      <style:text-properties officeooo:rsid="0015a3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e4a1"/>
    </style:style>
    <style:style style:name="T4" style:family="text">
      <style:text-properties officeooo:rsid="001e085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">PROJETO – CEVADA BEER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">Elaborado por:</text:p>
          </table:table-cell>
          <table:table-cell table:style-name="Table2.A1" office:value-type="string">
            <text:p text:style-name="P2">Felipe Yuri</text:p>
          </table:table-cell>
          <table:table-cell table:style-name="Table2.C2" table:number-rows-spanned="3" office:value-type="string">
            <text:p text:style-name="P2">Versão <text:span text:style-name="T1">X</text:span>.0</text:p>
            <text:p text:style-name="P2"/>
            <text:p text:style-name="P2">27/07/2019</text:p>
          </table:table-cell>
        </table:table-row>
        <table:table-row>
          <table:covered-table-cell/>
          <table:table-cell table:style-name="Table2.B3" office:value-type="string">
            <text:p text:style-name="P2">Pedro Vitorino</text:p>
          </table:table-cell>
          <table:covered-table-cell/>
        </table:table-row>
        <table:table-row>
          <table:covered-table-cell/>
          <table:table-cell table:style-name="Table2.B3" office:value-type="string">
            <text:p text:style-name="P2">Otávio Flauzino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2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 text:style-name="Footnote_20_Symbol" text:outline-level="2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">Controle de alterações<text:tab/>2</text:p>
          <text:p text:style-name="P5">Casos de uso<text:tab/>2</text:p>
          <text:p text:style-name="P4">Diagrama<text:tab/>2</text:p>
          <text:p text:style-name="P4">Especificação dos casos de uso<text:tab/>2</text:p>
          <text:p text:style-name="P5">Diagrama de classe/objetos<text:tab/>2</text:p>
          <text:p text:style-name="P5">Diagrama de sequência<text:tab/>2</text:p>
          <text:p text:style-name="P5">Diagrama de atividades<text:tab/>2</text:p>
          <text:p text:style-name="P5">Diagrama adicional 1<text:tab/>2</text:p>
          <text:p text:style-name="P5">Diagrama adicional 2<text:tab/>2</text:p>
          <text:p text:style-name="P5">Modelo entidade<text:tab/>2</text:p>
        </text:index-body>
      </text:table-of-content>
      <text:p text:style-name="P3"/>
      <text:list xml:id="list20860891" text:style-name="L1">
        <text:list-item>
          <text:p text:style-name="P6"><text:toc-mark-start text:id="IMark94416105821416" text:outline-level="1"/><text:toc-mark-start text:id="IMark94416105751896" text:outline-level="1"/><text:user-index-mark-start text:id="IMark94416102400056" text:index-name="1." text:outline-level="1"/><text:toc-mark-start text:id="IMark94416107060504" text:outline-level="1"/><text:toc-mark-start text:id="IMark94416105988600" text:outline-level="1"/>Controle de alterações<text:toc-mark-end text:id="IMark94416105988600"/><text:toc-mark-end text:id="IMark94416107060504"/><text:user-index-mark-end text:id="IMark94416102400056"/><text:toc-mark-end text:id="IMark94416105751896"/><text:toc-mark-end text:id="IMark94416105821416"/></text:p>
          <text:p text:style-name="P8"><text:toc-mark-end text:id="IMark94416100814040"/><text:user-index-mark-end text:id="IMark94416102400248"/><text:toc-mark-end text:id="IMark94416099033480"/><text:toc-mark-end text:id="IMark94416101858264"/><text:toc-mark-end text:id="IMark94416103029560"/><text:toc-mark-start text:id="IMark94416103029560" text:outline-level="1"/><text:toc-mark-start text:id="IMark94416101858264" text:outline-level="1"/><text:toc-mark-start text:id="IMark94416099033480" text:outline-level="1"/><text:user-index-mark-start text:id="IMark94416102400248" text:index-name="1." text:outline-level="1"/><text:toc-mark-start text:id="IMark94416100814040" text:outline-level="1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Versão</text:p>
          </table:table-cell>
          <table:table-cell table:style-name="Table1.A1" office:value-type="string">
            <text:p text:style-name="P27">Data Alteração</text:p>
          </table:table-cell>
          <table:table-cell table:style-name="Table1.A1" office:value-type="string">
            <text:p text:style-name="P27">Responsável</text:p>
          </table:table-cell>
          <table:table-cell table:style-name="Table1.D1" office:value-type="string">
            <text:p text:style-name="P27">Descrição</text:p>
          </table:table-cell>
        </table:table-row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08/06/2019</text:p>
          </table:table-cell>
          <table:table-cell table:style-name="Table1.A2" office:value-type="string">
            <text:p text:style-name="P11">Pedro</text:p>
          </table:table-cell>
          <table:table-cell table:style-name="Table1.D2" office:value-type="string">
            <text:list xml:id="list946130774" text:style-name="L2">
              <text:list-item>
                <text:p text:style-name="P12">Início do projeto;</text:p>
              </text:list-item>
              <text:list-item>
                <text:p text:style-name="P12">Criação do banco de dados;</text:p>
              </text:list-item>
              <text:list-item>
                <text:p text:style-name="P26">Criação do diagrama de caso de uso;</text:p>
              </text:list-item>
              <text:list-item>
                <text:p text:style-name="P26">Criação do diagrama de objetos;</text:p>
              </text:list-item>
            </text:list>
          </table:table-cell>
        </table:table-row>
        <table:table-row>
          <table:table-cell table:style-name="Table1.A2" office:value-type="string">
            <text:p text:style-name="P13">1.1</text:p>
          </table:table-cell>
          <table:table-cell table:style-name="Table1.A2" office:value-type="string">
            <text:p text:style-name="P14">10/06/2019</text:p>
          </table:table-cell>
          <table:table-cell table:style-name="Table1.A2" office:value-type="string">
            <text:p text:style-name="P14">Felipe</text:p>
          </table:table-cell>
          <table:table-cell table:style-name="Table1.D2" office:value-type="string">
            <text:list xml:id="list755713610" text:style-name="L3">
              <text:list-item>
                <text:p text:style-name="P15">Povoamento dos dados no arquivo insert.sql;</text:p>
              </text:list-item>
            </text:list>
          </table:table-cell>
        </table:table-row>
        <table:table-row>
          <table:table-cell table:style-name="Table1.A2" office:value-type="string">
            <text:p text:style-name="P14">1.2</text:p>
          </table:table-cell>
          <table:table-cell table:style-name="Table1.A2" office:value-type="string">
            <text:p text:style-name="P14">11/06/2019</text:p>
          </table:table-cell>
          <table:table-cell table:style-name="Table1.A2" office:value-type="string">
            <text:p text:style-name="P14">Otávio</text:p>
          </table:table-cell>
          <table:table-cell table:style-name="Table1.D2" office:value-type="string">
            <text:list xml:id="list223238302477515" text:continue-numbering="true" text:style-name="L3">
              <text:list-item>
                <text:p text:style-name="P15">Documentação de descrição do sistema;</text:p>
              </text:list-item>
            </text:list>
          </table:table-cell>
        </table:table-row>
        <table:table-row>
          <table:table-cell table:style-name="Table1.A2" office:value-type="string">
            <text:p text:style-name="P14">1.3</text:p>
          </table:table-cell>
          <table:table-cell table:style-name="Table1.A2" office:value-type="string">
            <text:p text:style-name="P14">12/06/2019</text:p>
          </table:table-cell>
          <table:table-cell table:style-name="Table1.A2" office:value-type="string">
            <text:p text:style-name="P14">Felipe</text:p>
          </table:table-cell>
          <table:table-cell table:style-name="Table1.D2" office:value-type="string">
            <text:list xml:id="list223237875019612" text:continue-numbering="true" text:style-name="L3">
              <text:list-item>
                <text:p text:style-name="P15">Complemento dos <text:span text:style-name="T2">insert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14">1.4</text:p>
          </table:table-cell>
          <table:table-cell table:style-name="Table1.A2" office:value-type="string">
            <text:p text:style-name="P14">14/06/2019</text:p>
          </table:table-cell>
          <table:table-cell table:style-name="Table1.A2" office:value-type="string">
            <text:p text:style-name="P14">Pedro</text:p>
          </table:table-cell>
          <table:table-cell table:style-name="Table1.D2" office:value-type="string">
            <text:list xml:id="list223238391792158" text:continue-numbering="true" text:style-name="L3">
              <text:list-item>
                <text:p text:style-name="P15">Script de tabelas e correção dos inserts;</text:p>
              </text:list-item>
            </text:list>
          </table:table-cell>
        </table:table-row>
        <table:table-row>
          <table:table-cell table:style-name="Table1.A2" office:value-type="string">
            <text:p text:style-name="P16">1.5</text:p>
          </table:table-cell>
          <table:table-cell table:style-name="Table1.A2" office:value-type="string">
            <text:p text:style-name="P16">15/06/2019</text:p>
          </table:table-cell>
          <table:table-cell table:style-name="Table1.A2" office:value-type="string">
            <text:p text:style-name="P16">Otávio</text:p>
          </table:table-cell>
          <table:table-cell table:style-name="Table1.D2" office:value-type="string">
            <text:list xml:id="list223238955736880" text:continue-numbering="true" text:style-name="L3">
              <text:list-item>
                <text:p text:style-name="P17">Criação do arquivo relatórios.sql</text:p>
              </text:list-item>
            </text:list>
          </table:table-cell>
        </table:table-row>
        <table:table-row>
          <table:table-cell table:style-name="Table1.A2" office:value-type="string">
            <text:p text:style-name="P16">1.6</text:p>
          </table:table-cell>
          <table:table-cell table:style-name="Table1.A2" office:value-type="string">
            <text:p text:style-name="P16">15/06/2016</text:p>
          </table:table-cell>
          <table:table-cell table:style-name="Table1.A2" office:value-type="string">
            <text:p text:style-name="P18">Pedro</text:p>
          </table:table-cell>
          <table:table-cell table:style-name="Table1.D2" office:value-type="string">
            <text:list xml:id="list223239232970668" text:continue-numbering="true" text:style-name="L3">
              <text:list-item>
                <text:p text:style-name="P19">Criado arquivo functions.sql;</text:p>
              </text:list-item>
              <text:list-item>
                <text:p text:style-name="P19">Criação e finalização dos <text:span text:style-name="T2">trigger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20">1.7</text:p>
          </table:table-cell>
          <table:table-cell table:style-name="Table1.A2" office:value-type="string">
            <text:p text:style-name="P20">16/06/2016</text:p>
          </table:table-cell>
          <table:table-cell table:style-name="Table1.A2" office:value-type="string">
            <text:p text:style-name="P20">Pedro</text:p>
          </table:table-cell>
          <table:table-cell table:style-name="Table1.D2" office:value-type="string">
            <text:list xml:id="list223238464480505" text:continue-numbering="true" text:style-name="L3">
              <text:list-item>
                <text:p text:style-name="P21">Criação das <text:span text:style-name="T2">procedures</text:span> no arquivo procs.sql;</text:p>
              </text:list-item>
            </text:list>
          </table:table-cell>
        </table:table-row>
        <table:table-row>
          <table:table-cell table:style-name="Table1.A2" office:value-type="string">
            <text:p text:style-name="P22">1.8</text:p>
          </table:table-cell>
          <table:table-cell table:style-name="Table1.A2" office:value-type="string">
            <text:p text:style-name="P22">16/06/2016</text:p>
          </table:table-cell>
          <table:table-cell table:style-name="Table1.A2" office:value-type="string">
            <text:p text:style-name="P22">Pedro</text:p>
          </table:table-cell>
          <table:table-cell table:style-name="Table1.D2" office:value-type="string">
            <text:list xml:id="list223237900449538" text:continue-numbering="true" text:style-name="L3">
              <text:list-item>
                <text:p text:style-name="P23">Correção das funções no arquivo functions.sql;</text:p>
              </text:list-item>
            </text:list>
          </table:table-cell>
        </table:table-row>
        <table:table-row>
          <table:table-cell table:style-name="Table1.A2" office:value-type="string">
            <text:p text:style-name="P24">1.9</text:p>
          </table:table-cell>
          <table:table-cell table:style-name="Table1.A2" office:value-type="string">
            <text:p text:style-name="P24">21/07/2019</text:p>
          </table:table-cell>
          <table:table-cell table:style-name="Table1.A2" office:value-type="string">
            <text:p text:style-name="P24">Otávio e Pedro</text:p>
          </table:table-cell>
          <table:table-cell table:style-name="Table1.D2" office:value-type="string">
            <text:list xml:id="list223238329048925" text:continue-numbering="true" text:style-name="L3">
              <text:list-item>
                <text:p text:style-name="P25">C<text:span text:style-name="T4">orreção</text:span> dos diagramas d<text:span text:style-name="T4">e caso de uso e de objetos;</text:span></text:p>
              </text:list-item>
            </text:list>
          </table:table-cell>
        </table:table-row>
      </table:table>
      <text:list xml:id="list223239809118366" text:continue-list="list20860891" text:style-name="L1">
        <text:list-header>
          <text:p text:style-name="P8"/>
        </text:list-header>
        <text:list-item>
          <text:p text:style-name="P7"><text:toc-mark-start text:id="IMark94416105950920" text:outline-level="1"/>Casos de uso<text:toc-mark-end text:id="IMark94416105950920"/></text:p>
          <text:list>
            <text:list-item>
              <text:p text:style-name="P9"><text:toc-mark-start text:id="IMark94416102846936" text:outline-level="2"/>Diagrama<text:toc-mark-end text:id="IMark94416102846936"/></text:p>
            </text:list-item>
            <text:list-item>
              <text:p text:style-name="P9"><text:soft-page-break/><text:toc-mark-start text:id="IMark94416107061304" text:outline-level="2"/>Especificação dos casos de uso<text:toc-mark-end text:id="IMark94416107061304"/></text:p>
            </text:list-item>
          </text:list>
        </text:list-item>
        <text:list-item>
          <text:p text:style-name="P7"><text:toc-mark-start text:id="IMark94416107061304" text:outline-level="1"/>Diagrama de classe/objetos<text:toc-mark-end text:id="IMark94416107061304"/></text:p>
        </text:list-item>
        <text:list-item>
          <text:p text:style-name="P7"><text:toc-mark-start text:id="IMark94416105961000" text:outline-level="1"/>Diagrama de sequência<text:toc-mark-end text:id="IMark94416105961000"/></text:p>
        </text:list-item>
        <text:list-item>
          <text:p text:style-name="P7"><text:toc-mark-start text:id="IMark94416106787352" text:outline-level="1"/>Diagrama de atividades<text:toc-mark-end text:id="IMark94416106787352"/></text:p>
        </text:list-item>
        <text:list-item>
          <text:p text:style-name="P7"><text:toc-mark-start text:id="IMark94416102497544" text:outline-level="1"/>Diagrama adicional 1<text:toc-mark-end text:id="IMark94416102497544"/></text:p>
        </text:list-item>
        <text:list-item>
          <text:p text:style-name="P7"><text:toc-mark-start text:id="IMark94416105160296" text:outline-level="1"/>Diagrama adicional 2<text:toc-mark-end text:id="IMark94416105160296"/></text:p>
        </text:list-item>
        <text:list-item>
          <text:p text:style-name="P7"><text:toc-mark-start text:id="IMark94416105160680" text:outline-level="1"/>Modelo entidade<text:toc-mark-end text:id="IMark94416105160680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" svg:font-family="'Times New Roma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26M51S</meta:editing-duration>
    <meta:editing-cycles>12</meta:editing-cycles>
    <meta:generator>LibreOffice/6.2.4.2.0$Linux_X86_64 LibreOffice_project/20$Build-2</meta:generator>
    <dc:date>2019-07-23T22:32:37.673993307</dc:date>
    <meta:document-statistic meta:table-count="2" meta:image-count="0" meta:object-count="0" meta:page-count="3" meta:paragraph-count="76" meta:word-count="219" meta:character-count="1277" meta:non-whitespace-character-count="1157"/>
  </office:meta>
</office:document-meta>
</file>